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9d6" officeooo:paragraph-rsid="000499d6"/>
    </style:style>
    <style:style style:name="P2" style:family="paragraph" style:parent-style-name="Standard">
      <style:text-properties officeooo:rsid="000499d6" officeooo:paragraph-rsid="00055964"/>
    </style:style>
    <style:style style:name="P3" style:family="paragraph" style:parent-style-name="Standard">
      <style:text-properties officeooo:rsid="00055964" officeooo:paragraph-rsid="00055964"/>
    </style:style>
    <style:style style:name="P4" style:family="paragraph" style:parent-style-name="Standard">
      <style:text-properties officeooo:rsid="000689b5" officeooo:paragraph-rsid="000689b5"/>
    </style:style>
    <style:style style:name="P5" style:family="paragraph" style:parent-style-name="Standard">
      <style:text-properties officeooo:paragraph-rsid="000689b5"/>
    </style:style>
    <style:style style:name="P6" style:family="paragraph" style:parent-style-name="Standard">
      <style:text-properties officeooo:paragraph-rsid="00087e3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color="#2a6099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2a6099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color="#2a6099" fo:font-style="italic" style:text-underline-style="solid" style:text-underline-width="auto" style:text-underline-color="font-color" fo:font-weight="bold" officeooo:rsid="000499d6" style:font-style-asian="italic" style:font-weight-asian="bold" style:font-style-complex="italic" style:font-weight-complex="bold"/>
    </style:style>
    <style:style style:name="T7" style:family="text">
      <style:text-properties officeooo:rsid="00055964"/>
    </style:style>
    <style:style style:name="T8" style:family="text">
      <style:text-properties style:use-window-font-color="true" fo:font-style="normal" style:text-underline-style="none" style:font-style-asian="normal" style:font-style-complex="normal"/>
    </style:style>
    <style:style style:name="T9" style:family="text">
      <style:text-properties style:use-window-font-color="true" fo:font-style="normal" style:text-underline-style="none" officeooo:rsid="000499d6" style:font-style-asian="normal" style:font-style-complex="normal"/>
    </style:style>
    <style:style style:name="T10" style:family="text">
      <style:text-properties style:use-window-font-color="true" fo:font-style="normal" style:text-underline-style="none" officeooo:rsid="000689b5" style:font-style-asian="normal" style:font-style-complex="normal"/>
    </style:style>
    <style:style style:name="T11" style:family="text">
      <style:text-properties style:use-window-font-color="true" fo:font-style="normal" style:text-underline-style="none" officeooo:rsid="000784ee" style:font-style-asian="normal" style:font-style-complex="normal"/>
    </style:style>
    <style:style style:name="T12" style:family="text">
      <style:text-properties style:use-window-font-color="true" fo:font-style="normal" style:text-underline-style="none" officeooo:rsid="00087e3d" style:font-style-asian="normal" style:font-style-complex="normal"/>
    </style:style>
    <style:style style:name="T13" style:family="text">
      <style:text-properties style:use-window-font-color="true" fo:font-size="10pt" fo:font-style="italic" style:text-underline-style="none" officeooo:rsid="000499d6" style:font-size-asian="10pt" style:font-style-asian="italic" style:font-size-complex="10pt" style:font-style-complex="italic"/>
    </style:style>
    <style:style style:name="T14" style:family="text">
      <style:text-properties style:use-window-font-color="true" fo:font-style="italic" style:text-underline-style="none" officeooo:rsid="00087e3d" style:font-style-asian="italic" style:font-style-complex="italic"/>
    </style:style>
    <style:style style:name="T15" style:family="text">
      <style:text-properties style:use-window-font-color="true" fo:font-style="italic" style:text-underline-style="none" officeooo:rsid="000a6e67" style:font-style-asian="italic" style:font-style-complex="italic"/>
    </style:style>
    <style:style style:name="T16" style:family="text">
      <style:text-properties officeooo:rsid="00087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<text:span text:style-name="T7">Construire le modèle physique</text:span></text:p>
      <text:p text:style-name="P1"/>
      <text:p text:style-name="P1">Client (<text:span text:style-name="T1">N°Client </text:span><text:span text:style-name="T3">COUNTER</text:span>, <text:s text:c="2"/>NomClient <text:span text:style-name="T2">VARCHAR(50)</text:span>, PrenomClient <text:span text:style-name="T2">VARCHAR(50)</text:span>) ;</text:p>
      <text:p text:style-name="P1">Article (<text:span text:style-name="T1">N°Article</text:span> <text:span text:style-name="T3">COUNTER</text:span>, DesignationArticle <text:span text:style-name="T2">VARCHAR(255)</text:span>, PUArticle <text:span text:style-name="T2">DECIMAL(9,2)</text:span>) ;</text:p>
      <text:p text:style-name="P2">Commande (<text:span text:style-name="T1">N°Commande</text:span> <text:span text:style-name="T3">COUNTER</text:span>, DateCommande <text:span text:style-name="T3">DATE</text:span>, MontantCommande <text:span text:style-name="T2">DECIMAL(9,2)</text:span>, <text:span text:style-name="T4">#N°Client</text:span>) ;</text:p>
      <text:p text:style-name="P3">SeComposeDe (<text:span text:style-name="T6">#N°Commande</text:span><text:span text:style-name="T9">, </text:span><text:span text:style-name="T5">#N°Article</text:span><text:span text:style-name="T8">, Qte </text:span><text:span text:style-name="T13">INT</text:span><text:span text:style-name="T8">, TauxTVA </text:span><text:span text:style-name="T13">DECIMAL(4,2)</text:span><text:span text:style-name="T8">) ;</text:span></text:p>
      <text:p text:style-name="P3"><text:span text:style-name="T8"/></text:p>
      <text:p text:style-name="P3"><text:span text:style-name="T8"/></text:p>
      <text:p text:style-name="P3"><text:span text:style-name="T8">2. Pour chaque association, expliquez la transformation du MCD en MPD</text:span></text:p>
      <text:p text:style-name="P3"><text:span text:style-name="T8"/></text:p>
      <text:p text:style-name="P3"><text:span text:style-name="T8">Association Client-Commande : relation 1n, aucune table d’association entre les deux tables.</text:span></text:p>
      <text:p text:style-name="P3"><text:span text:style-name="T8">Association Article-Commande : relation nn, une table d’association est nécessaire e</text:span><text:span text:style-name="T10">ntre les deux tables.</text:span></text:p>
      <text:p text:style-name="P3"><text:span text:style-name="T10"/></text:p>
      <text:p text:style-name="P5"><text:span text:style-name="T10">3. Pour chaque table, expliquez (en justifiant) les champs qui servent de clés (primaires ou étrangères)</text:span></text:p>
      <text:p text:style-name="P5"><text:span text:style-name="T10"/></text:p>
      <text:p text:style-name="P4"><text:span text:style-name="T8">Client : N°Client sert de clé primaire, unique à chacun</text:span></text:p>
      <text:p text:style-name="P5"><text:span text:style-name="T10">Commande : N°Commande sert de clé primaire, unique à chacune des commande. La table a également comme clé étrangère la clé primaire de Client, à laquelle elle est associée.<text:line-break/>Article : N°Article sert de clé primaire, unique à chacun.<text:line-break/></text:span><text:span text:style-name="T11">SeComposeDe : est la table d’association entre Commande et Article, et récupère en clés étrangères la clé primaire de chacune, et lui servent de clé primaire.</text:span></text:p>
      <text:p text:style-name="P5"><text:span text:style-name="T11"/></text:p>
      <text:p text:style-name="P6"><text:span text:style-name="T11">4. </text:span><text:span text:style-name="T12">Générer le script de création de la base de données.</text:span></text:p>
      <text:p text:style-name="P6"><text:span text:style-name="T12"/></text:p>
      <text:p text:style-name="P6"><text:span text:style-name="T12"><text:tab/>Voir </text:span><text:span text:style-name="T14">commande</text:span><text:span text:style-name="T15">s</text:span><text:span text:style-name="T14">.sql</text:span></text:p>
      <text:p text:style-name="P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58:26.283346077</meta:creation-date>
    <dc:date>2022-04-22T12:10:56.032285197</dc:date>
    <meta:editing-duration>PT8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79" meta:character-count="1246" meta:non-whitespace-character-count="1077"/>
  </office:meta>
</office:document-meta>
</file>